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nl" fo:country="NL" style:font-name-complex="Arial2" style:font-size-complex="10pt"/>
    </style:style>
    <style:style style:name="P2" style:family="paragraph" style:parent-style-name="Standard">
      <style:text-properties fo:language="nl" fo:country="NL" style:font-size-complex="10pt"/>
    </style:style>
    <style:style style:name="P3" style:family="paragraph" style:parent-style-name="Standard">
      <style:text-properties fo:language="nl" fo:country="NL" fo:font-weight="bold" style:font-weight-asian="bold" style:font-size-complex="10pt"/>
    </style:style>
    <style:style style:name="P4" style:family="paragraph" style:parent-style-name="Standard">
      <style:text-properties fo:font-size="14pt" fo:language="nl" fo:country="NL" fo:font-weight="bold" style:font-size-asian="14pt" style:font-weight-asian="bold" style:font-size-complex="14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36pt" fo:language="nl" fo:country="NL" fo:font-weight="bold" style:font-size-asian="36pt" style:font-weight-asian="bold" style:font-size-complex="36pt" style:font-weight-complex="bold"/>
    </style:style>
    <style:style style:name="P7" style:family="paragraph" style:parent-style-name="Standard">
      <style:paragraph-properties fo:margin-left="0.635cm" fo:margin-right="0cm" fo:text-indent="0cm" style:auto-text-indent="false"/>
      <style:text-properties fo:language="nl" fo:country="NL" style:font-name-complex="Arial2" style:font-size-complex="10pt"/>
    </style:style>
    <style:style style:name="P8" style:family="paragraph" style:parent-style-name="Standard" style:master-page-name="Standard">
      <style:paragraph-properties style:page-number="auto"/>
    </style:style>
    <style:style style:name="P9" style:family="paragraph" style:parent-style-name="Standard">
      <style:paragraph-properties fo:break-before="page"/>
    </style:style>
    <style:style style:name="P10" style:family="paragraph" style:parent-style-name="Standard">
      <style:paragraph-properties fo:break-before="page"/>
      <style:text-properties fo:font-size="12pt" fo:language="nl" fo:country="NL" fo:font-weight="bold" style:font-size-asian="12pt" style:font-weight-asian="bold" style:font-size-complex="12pt" style:font-weight-complex="bold"/>
    </style:style>
    <style:style style:name="P11" style:family="paragraph" style:parent-style-name="Standard">
      <style:paragraph-properties fo:break-before="page"/>
      <style:text-properties style:font-size-complex="12pt"/>
    </style:style>
    <style:style style:name="P12" style:family="paragraph" style:parent-style-name="Text_20_body">
      <style:paragraph-properties fo:margin-left="0.635cm" fo:margin-right="0cm" fo:text-indent="0cm" style:auto-text-indent="false"/>
    </style:style>
    <style:style style:name="P13" style:family="paragraph" style:parent-style-name="Text_20_body">
      <style:paragraph-properties fo:margin-left="0.635cm" fo:margin-right="0cm" fo:text-indent="0cm" style:auto-text-indent="false"/>
      <style:text-properties fo:font-size="10pt" style:font-size-asian="10pt"/>
    </style:style>
    <style:style style:name="T1" style:family="text">
      <style:text-properties fo:font-size="12pt" fo:language="nl" fo:country="NL" fo:font-weight="bold" style:font-size-asian="12pt" style:font-weight-asian="bold" style:font-size-complex="12pt"/>
    </style:style>
    <style:style style:name="T2" style:family="text">
      <style:text-properties fo:font-size="12pt" fo:language="nl" fo:country="NL" fo:font-weight="bold" style:font-size-asian="12pt" style:font-weight-asian="bold" style:font-size-complex="12pt" style:font-weight-complex="bold"/>
    </style:style>
    <style:style style:name="T3" style:family="text">
      <style:text-properties fo:font-size="12pt" fo:language="nl" fo:country="NL" fo:font-weight="bold" style:font-size-asian="12pt" style:font-weight-asian="bold" style:font-size-complex="10pt" style:font-weight-complex="bold"/>
    </style:style>
    <style:style style:name="T4" style:family="text">
      <style:text-properties fo:font-size="12pt" fo:language="nl" fo:country="NL" fo:font-weight="bold" style:font-size-asian="12pt" style:font-weight-asian="bold" style:font-weight-complex="bold"/>
    </style:style>
    <style:style style:name="T5" style:family="text">
      <style:text-properties fo:language="nl" fo:country="NL"/>
    </style:style>
    <style:style style:name="T6" style:family="text">
      <style:text-properties fo:language="nl" fo:country="NL" style:font-size-complex="10pt"/>
    </style:style>
    <style:style style:name="T7" style:family="text">
      <style:text-properties fo:language="nl" fo:country="NL" style:font-name-complex="Arial2" style:font-size-complex="10pt"/>
    </style:style>
    <style:style style:name="T8" style:family="text">
      <style:text-properties fo:language="nl" fo:country="NL" fo:font-weight="bold" style:font-weight-asian="bold" style:font-size-complex="10pt"/>
    </style:style>
    <style:style style:name="T9" style:family="text">
      <style:text-properties fo:language="nl" fo:country="NL" fo:font-style="italic" fo:font-weight="bold" style:font-style-asian="italic" style:font-weight-asian="bold" style:font-name-complex="Arial2" style:font-size-complex="10pt"/>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6"/></text:p>
      <text:p text:style-name="P6">Individueel Procesversla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im van der Meer</text:p>
      <text:p text:style-name="P4">INF-F</text:p>
      <text:p text:style-name="P4">Den Haag</text:p>
      <text:p text:style-name="P5"><text:span text:style-name="T5">10-4-2014</text:span></text:p>
      <text:p text:style-name="P2"/>
      <text:p text:style-name="P11"><text:span text:style-name="T4">1. Inleiding </text:span></text:p>
      <text:p text:style-name="P2">Dit verslag heeft als doel om het doorgelopen proces te beschrijven. U heeft enige kennis van project management en software design nodig om dit document te begrijpen. In hoofdstuk 2 zal ik ingaan op het algehele groepsproces en in hoofdstuk 3 zal ik de verschillende opgeleverde documenten en het groepsproces beoordelen.</text:p>
      <text:p text:style-name="Standard"><text:span text:style-name="T6"/></text:p>
      <text:p text:style-name="P2"/>
      <text:p text:style-name="P10">2. Het totstandkomingsproces van het eindresultaat</text:p>
      <text:p text:style-name="P2">Bij het begin van het proces hebben we de projectgroep opgedeeld in vier subgroepjes en afgesproken dat ieder subgroepje eindverantwoordelijk was voor één specifieke discipline. Elke week werden de taken die op de planning stonden (en eventuele taken van de vorige week die niet afgemaakt waren) verdeeld onder de aanwezige personen. Er werd niet specifiek alleen in de subgroepjes gewerkt. Over het algemeen heeft iedereen vrij met elkaar gewerkt, dan weer aan die discipline en dan weer aan een ander.</text:p>
      <text:p text:style-name="P2"/>
      <text:p text:style-name="P2">De communicatie tussen de groepsleden is goed verlopen, buitenschoolse communicatie liep via een Whatsapp groep en op school werkte iedereen in het zelfde lokaal. Er werd elke dag voor of na de lessen afgesproken en op dagen dat er geen lessen waren spraken we over het algemeen om 11 uur af.</text:p>
      <text:p text:style-name="P2"/>
      <text:p text:style-name="P2">Omdat we voornamelijk in groepjes van twee of drie werkten konden we de kwaliteit van het geleverde werk meteen toetsen. Verder heeft iedereen regelmatig elkaars werk bekeken.</text:p>
      <text:p text:style-name="P2"/>
      <text:p text:style-name="Standard"><text:span text:style-name="T6">Mijn bijdrage aan het project heeft voornamelijk bestaan uit het werken aan de analyse en design discipline met uitstapjes naar de requirements discipline. Het grootste gedeelte van de analyse discipline en grote delen van de design discipline heb ik gemaakt. Ook heb ik de verantwoordelijkheid op mij genomen om alle documenten te voorzien van (enigsziens) correct Engels en meer algemene editor taken op mij te nemen.</text:span></text:p>
      <text:p text:style-name="Standard"><text:span text:style-name="T6"/></text:p>
      <text:p text:style-name="Standard"><text:span text:style-name="T6">Het project was aangenamer dan ik van te voren had aangenomen. Documentatie schrijven is niet mijn favoriete hobby. Ook dacht ik van te voren dat het samenwerken in een groep van acht mensen chaotisch zou verlopen. Dit is absoluut niet het geval geweest door het uitstekende leiderschap van Wim.</text:span></text:p>
      <text:p text:style-name="Standard"><text:span text:style-name="T6"/></text:p>
      <text:p text:style-name="Standard"><text:span text:style-name="T6">De omgang met de stakeholders verliep goed. Tegenstrijdige belangen zijn opgelost door de directeur een oordeel te laten vellen. Naar onze mening kunnen wij dat soort beslissingen niet nemen.</text:span></text:p>
      <text:p text:style-name="P9"><text:span text:style-name="T3">3. </text:span><text:span text:style-name="T2">Evaluatie</text:span></text:p>
      <text:p text:style-name="Standard"><text:span text:style-name="T6">Naar mijn mening heeft onze projectgroep goed werk geleverd en heeft iedereen zijn steentje bijgedragen (zelfs Gary, alhoewel misschien niet altijd genoeg). Mijn bijdrage aan het proces is zeker voldoende is geweest.</text:span></text:p>
      <text:p text:style-name="Standard"><text:span text:style-name="T6"/></text:p>
      <text:p text:style-name="Standard"><text:span text:style-name="T6">Requirements discipline: goed, ik heb op een aantal momenten gewerkt aan de user requirements en software requirements </text:span></text:p>
      <text:p text:style-name="Standard"><text:span text:style-name="T6"/></text:p>
      <text:p text:style-name="Standard"><text:span text:style-name="T6">Analyse discipline: goed, het klassendiagram, package analysis en state analysis diagram zijn voornamelijk van mij afkomstig</text:span></text:p>
      <text:p text:style-name="Standard"><text:span text:style-name="T6"/></text:p>
      <text:p text:style-name="Standard"><text:span text:style-name="T6">Design discipline: goed, het subsysteem design is door mij gemaakt. Djastin en ik hebben samen gewerkt aan het klassendiagram en de sequence diagrammen zijn door Djastin met ondersteuning van mij gemaakt</text:span></text:p>
      <text:p text:style-name="Standard"><text:span text:style-name="T6"/></text:p>
      <text:p text:style-name="Standard"><text:span text:style-name="T6">Test discipline: goed, dit is voornamelijk onder handen genomen door Gideon, Wim en Gary. Ik heb hier aan bijgedrage met het uitwerken van een test ontwerp en het maken van een aantal flow charts voor de algoritme testen.</text:span></text:p>
      <text:p text:style-name="Standard"><text:span text:style-name="T6"/></text:p>
      <text:p text:style-name="Standard"><text:span text:style-name="T6">Business Modelling discipline: voldoende, hier heb ik weinig aan bijgedragen, mijn bijdrage bestond voornamelijk uit het mee discussiëren over de inhoud van het document.</text:span></text:p>
      <text:p text:style-name="Standard"><text:span text:style-name="T6"/></text:p>
      <text:p text:style-name="Standard"><text:span text:style-name="T6">Project Management discipline: uitstekend, iedereen heeft hieraan bijgedragen.</text:span></text:p>
      <text:p text:style-name="Standard"><text:span text:style-name="T6"/></text:p>
      <text:p text:style-name="Standard"><text:span text:style-name="T6">Het project is zo goed verlopen dat ik eigenlijk niets kan bedenken dat de volgende keer beter zou kunnen. In principe zou de planning iets ruimer gemaakt kunnen zijn maar ik ben zeer tevreden over het verloop van het proces.</text:span></text:p>
      <text:p text:style-name="P13"/>
      <text:p text:style-name="P13"/>
      <text:p text:style-name="Standard"><text:span text:style-name="T9"/></text:p>
      <text:p text:style-name="P7"><text:bookmark text:name="_GoBac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rial1"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text-properties fo:font-size="11pt" fo:language="nl" fo:country="NL" style:font-name-asian="Times New Roman" style:font-size-asian="11pt" style:language-asian="nl" style:country-asian="NL" style:font-name-complex="Times New Roman"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Arial1" fo:language="nl" fo:country="NL" style:font-name-asian="Times New Roman" style:language-asian="nl" style:country-asian="NL" style:font-name-complex="Times New Roman" style:font-size-complex="10pt"/>
    </style:style>
    <style:style style:name="ListLabel_20_1" style:display-name="ListLabel 1" style:family="text">
      <style:text-properties style:font-name-complex="Courier New"/>
    </style:style>
    <style:style style:name="ListLabel_20_2" style:display-name="ListLabel 2" style:family="text">
      <style:text-properties style:font-name-asian="Times New Roman" style:font-name-complex="Times New Roman"/>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eman, A.</meta:initial-creator>
    <meta:editing-cycles>10</meta:editing-cycles>
    <meta:print-date>2014-03-04T09:00:00</meta:print-date>
    <meta:creation-date>2014-03-04T10:01:00</meta:creation-date>
    <dc:date>2014-04-10T16:14:03.03</dc:date>
    <meta:editing-duration>PT4H52M33S</meta:editing-duration>
    <meta:generator>OpenOffice.org/3.4.1$Win32 OpenOffice.org_project/341m1$Build-9593</meta:generator>
    <meta:document-statistic meta:table-count="0" meta:image-count="0" meta:object-count="0" meta:page-count="4" meta:paragraph-count="23" meta:word-count="579" meta:character-count="3691"/>
    <meta:user-defined meta:name="AppVersion">14.0000</meta:user-defined>
    <meta:user-defined meta:name="Company">HH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E8A8345" xlink:href=""/>
  </office:meta>
</office:document-meta>
</file>